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oWinklerDistance.setThreshold( float 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oWinklerDistance.matches( String s1 , String s2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2">
            <text:p text:style-name="Table_20_Contents">3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JaroWinklerDistance.getDistance( String s1 , String s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roWinklerDistance.get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